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2917in" fo:margin-right="0in" fo:text-indent="0in" style:auto-text-indent="false">
        <style:tab-stops/>
      </style:paragraph-properties>
    </style:style>
    <style:style style:name="P18" style:family="paragraph" style:parent-style-name="Standard">
      <style:paragraph-properties fo:margin-left="0.3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ab-stops/>
      </style:paragraph-properties>
    </style:style>
    <style:style style:name="P22" style:family="paragraph" style:parent-style-name="Heading_20_2">
      <style:paragraph-properties fo:margin-left="0in" fo:margin-right="0in" fo:text-indent="0in" style:auto-text-indent="false"/>
    </style:style>
    <style:style style:name="P23" style:family="paragraph" style:parent-style-name="Standard">
      <style:paragraph-properties fo:margin-left="0.4in" fo:margin-right="0in" fo:text-indent="0in" style:auto-text-indent="false"/>
    </style:style>
    <style:style style:name="P24" style:family="paragraph" style:parent-style-name="Standard">
      <style:paragraph-properties fo:margin-left="0.1917in" fo:margin-right="0in" fo:text-indent="0in" style:auto-text-indent="false"/>
    </style:style>
    <style:style style:name="P25" style:family="paragraph" style:parent-style-name="Standard">
      <style:paragraph-properties fo:margin-left="0.6083in" fo:margin-right="0in" fo:text-indent="-0.3165in" style:auto-text-indent="false">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Standard">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 Preface<text:tab/>7</text:p>
          <text:p text:style-name="P27">1.1 Dedication<text:tab/>7</text:p>
          <text:p text:style-name="P27">1.2 Acknowledgments<text:tab/>7</text:p>
          <text:p text:style-name="P27">1.3 Support Group<text:tab/>7</text:p>
          <text:p text:style-name="P26">2 Introduction<text:tab/>8</text:p>
          <text:p text:style-name="P27">2.1 What Is A Mathematics Computing Environment?<text:tab/>8</text:p>
          <text:p text:style-name="P27">2.2 What Is MathRider?<text:tab/>9</text:p>
          <text:p text:style-name="P27">2.3 What Inspired The Creation Of Mathrider?<text:tab/>10</text:p>
          <text:p text:style-name="P26">3 Downloading And Installing MathRider<text:tab/>10</text:p>
          <text:p text:style-name="P27">3.1 Installing Sun's Java Implementation<text:tab/>10</text:p>
          <text:p text:style-name="P28">3.1.1 Installing Java On A Windows PC<text:tab/>10</text:p>
          <text:p text:style-name="P28">3.1.2 Installing Java On A Macintosh<text:tab/>11</text:p>
          <text:p text:style-name="P28">3.1.3 Installing Java On A Linux PC<text:tab/>11</text:p>
          <text:p text:style-name="P27">3.2 Downloading And Extracting<text:tab/>12</text:p>
          <text:p text:style-name="P28">3.2.1 Extracting The Archive File For Windows Users<text:tab/>12</text:p>
          <text:p text:style-name="P28">3.2.2 Extracting The Archive File For Unix Users<text:tab/>12</text:p>
          <text:p text:style-name="P27">3.3 MathRider's Directory Structure And Execution Instructions<text:tab/>13</text:p>
          <text:p text:style-name="P28">3.3.1 Executing MathRider On Windows Systems<text:tab/>13</text:p>
          <text:p text:style-name="P28">3.3.2 Executing MathRider On Unix Systems<text:tab/>14</text:p>
          <text:p text:style-name="P26">4 The Graphical User Interface<text:tab/>14</text:p>
          <text:p text:style-name="P27">4.1 Menus<text:tab/>14</text:p>
          <text:p text:style-name="P28">4.1.1 File<text:tab/>14</text:p>
          <text:p text:style-name="P28">4.1.2 Edit<text:tab/>14</text:p>
          <text:p text:style-name="P28">4.1.3 Search<text:tab/>14</text:p>
          <text:p text:style-name="P28">4.1.4 Markers<text:tab/>14</text:p>
          <text:p text:style-name="P28">4.1.5 Folding<text:tab/>14</text:p>
          <text:p text:style-name="P28">4.1.6 View<text:tab/>14</text:p>
          <text:p text:style-name="P28">4.1.7 Utilities<text:tab/>14</text:p>
          <text:p text:style-name="P28">4.1.8 Macros<text:tab/>14</text:p>
          <text:p text:style-name="P28">4.1.9 Plugins<text:tab/>14</text:p>
          <text:p text:style-name="P28">4.1.10 Help<text:tab/>15</text:p>
          <text:p text:style-name="P27">4.2 The Toolbar<text:tab/>15</text:p>
          <text:p text:style-name="P26">5 MathRider's Plugin-Based Extension Mechanism<text:tab/>15</text:p>
          <text:p text:style-name="P27">5.1 What Is A Plugin?<text:tab/>15</text:p>
          <text:p text:style-name="P27">5.2 Plugin Advantages<text:tab/>15</text:p>
          <text:p text:style-name="P27">5.3 What Kind Of Plugins Are Possible?<text:tab/>15</text:p>
          <text:p text:style-name="P27">5.4 Which Plugins Are Currently Included When MathRider Is Installed?<text:tab/>15</text:p>
          <text:p text:style-name="P26">6 Exploring The MathRider Application<text:tab/>15</text:p>
          <text:p text:style-name="P27">6.1 The Console<text:tab/>15</text:p>
          <text:p text:style-name="P27">6.2 Yacas Program Files<text:tab/>15</text:p>
          <text:p text:style-name="P27"><text:soft-page-break/>6.3 MathRider Worksheets<text:tab/>15</text:p>
          <text:p text:style-name="P27">6.4 MathRider Plugins<text:tab/>16</text:p>
          <text:p text:style-name="P26">7 The Yacas Documentation Plugin<text:tab/>16</text:p>
          <text:p text:style-name="P27">7.1 Mini Web Browser Interface<text:tab/>16</text:p>
          <text:p text:style-name="P27">7.2 Function List<text:tab/>16</text:p>
          <text:p text:style-name="P26">8 Symbolic Vs. Numeric Calculations<text:tab/>16</text:p>
          <text:p text:style-name="P27">8.1 Using The JYacas Console As A Numeric (Scientific) Calculator<text:tab/>17</text:p>
          <text:p text:style-name="P27">8.2 Using The JYacas Console As A Symbolic Calculator<text:tab/>17</text:p>
          <text:p text:style-name="P26">9 Using MathRider As A Programmer's Text Editor<text:tab/>17</text:p>
          <text:p text:style-name="P27">9.1 Creating, Opening, And Saving Files<text:tab/>17</text:p>
          <text:p text:style-name="P27">9.2 Editing Files<text:tab/>17</text:p>
          <text:p text:style-name="P28">9.2.1 Rectangular Selection Mode<text:tab/>17</text:p>
          <text:p text:style-name="P27">9.3 File Modes<text:tab/>17</text:p>
          <text:p text:style-name="P27">9.4 Entering And Executing Yacas Programs<text:tab/>17</text:p>
          <text:p text:style-name="P26">10 MathRider Worksheet Files<text:tab/>17</text:p>
          <text:p text:style-name="P27">10.1 Code Folds<text:tab/>17</text:p>
          <text:p text:style-name="P28">10.1.1 Fold Types<text:tab/>17</text:p>
          <text:p text:style-name="P28">10.1.2 Fold Properties<text:tab/>17</text:p>
          <text:p text:style-name="P27">10.2 Interaction With Plugins<text:tab/>18</text:p>
          <text:p text:style-name="P26">11 Yacas Programming Fundamentals<text:tab/>18</text:p>
          <text:p text:style-name="P27">11.1 Objects, Values, And Expressions<text:tab/>18</text:p>
          <text:p text:style-name="P27">11.2 Operators<text:tab/>19</text:p>
          <text:p text:style-name="P27">11.3 Operator Precedence<text:tab/>20</text:p>
          <text:p text:style-name="P27">11.4 Changing The Order Of Operations In An Expression<text:tab/>20</text:p>
          <text:p text:style-name="P27">11.5 Variables<text:tab/>21</text:p>
          <text:p text:style-name="P27">11.6 Statements<text:tab/>23</text:p>
          <text:p text:style-name="P28">11.6.1 The print Statement<text:tab/>23</text:p>
          <text:p text:style-name="P27">11.7 Strings<text:tab/>24</text:p>
          <text:p text:style-name="P27">11.8 Comments<text:tab/>25</text:p>
          <text:p text:style-name="P27">11.9 Conditional Operators<text:tab/>25</text:p>
          <text:p text:style-name="P27">11.10 Making Decisions With The if Statement<text:tab/>28</text:p>
          <text:p text:style-name="P27">11.11 The and, or, And not Boolean Operators<text:tab/>29</text:p>
          <text:p text:style-name="P27">11.12 Looping With The while Statement<text:tab/>31</text:p>
          <text:p text:style-name="P27">11.13 Long-Running Loops, Infinite Loops, And Interrupting Execution<text:tab/>33</text:p>
          <text:p text:style-name="P27">11.14 Inserting And Deleting Worksheet Cells<text:tab/>34</text:p>
          <text:p text:style-name="P27">11.15 Introduction To More Advanced Object Types<text:tab/>34</text:p>
          <text:p text:style-name="P28">11.15.1 Rational Numbers<text:tab/>34</text:p>
          <text:p text:style-name="P28">11.15.2 Real Numbers<text:tab/>35</text:p>
          <text:p text:style-name="P28">11.15.3 Objects That Hold Sequences Of Other Objects: Lists And Tuples<text:tab/>35</text:p>
          <text:p text:style-name="P29">11.15.3.1 Tuple Packing And Unpacking<text:tab/>37</text:p>
          <text:p text:style-name="P27">11.16 Using while Loops With Lists And Tuples<text:tab/>37</text:p>
          <text:p text:style-name="P27">11.17 The in Operator<text:tab/>38</text:p>
          <text:p text:style-name="P27">11.18 Looping With The for Statement<text:tab/>38</text:p>
          <text:p text:style-name="P27">11.19 Functions<text:tab/>39</text:p>
          <text:p text:style-name="P27">11.20 Functions Are Defined Using the def Statement<text:tab/>39</text:p>
          <text:p text:style-name="P27"><text:soft-page-break/>11.21 A Subset Of Functions Included In MathRider<text:tab/>40</text:p>
          <text:p text:style-name="P27">11.22 Obtaining Information On MathRider Functions<text:tab/>41</text:p>
          <text:p text:style-name="P27">11.23 Information Is Also Available On User-Entered Functions<text:tab/>41</text:p>
          <text:p text:style-name="P27">11.24 Examples Which Use Functions Included With MathRider<text:tab/>42</text:p>
          <text:p text:style-name="P27">11.25 Using srange() And zip() With The for Statement<text:tab/>44</text:p>
          <text:p text:style-name="P27">11.26 List Comprehensions<text:tab/>44</text:p>
          <text:p text:style-name="P26">12 Miscellaneous Topics<text:tab/>45</text:p>
          <text:p text:style-name="P27">12.1 Referencing The Result Of The Previous Operation<text:tab/>45</text:p>
          <text:p text:style-name="P27">12.2 Exceptions<text:tab/>45</text:p>
          <text:p text:style-name="P27">12.3 Obtaining Numeric Results<text:tab/>46</text:p>
          <text:p text:style-name="P27">12.4 Style Guide For Expressions<text:tab/>47</text:p>
          <text:p text:style-name="P27">12.5 Built-in Constants<text:tab/>47</text:p>
          <text:p text:style-name="P27">12.6 Roots<text:tab/>48</text:p>
          <text:p text:style-name="P27">12.7 Symbolic Variables<text:tab/>49</text:p>
          <text:p text:style-name="P27">12.8 Symbolic Expressions<text:tab/>50</text:p>
          <text:p text:style-name="P28">12.8.1 Expanding And Factoring<text:tab/>51</text:p>
          <text:p text:style-name="P28">12.8.2 Miscellaneous Symbolic Expression Examples<text:tab/>51</text:p>
          <text:p text:style-name="P28">12.8.3 Passing Values To Symbolic Expressions<text:tab/>51</text:p>
          <text:p text:style-name="P27">12.9 Symbolic Equations and The solve() Function<text:tab/>52</text:p>
          <text:p text:style-name="P27">12.10 Symbolic Mathematical Functions<text:tab/>53</text:p>
          <text:p text:style-name="P27">12.11 Finding Roots Graphically And Numerically With The find_root() Method<text:tab/>54</text:p>
          <text:p text:style-name="P27">12.12 Displaying Mathematical Objects In Traditional Form<text:tab/>54</text:p>
          <text:p text:style-name="P27">12.13 LaTeX Is Used To Display Objects In Traditional Mathematics Form<text:tab/>55</text:p>
          <text:p text:style-name="P27">12.14 Sets<text:tab/>55</text:p>
          <text:p text:style-name="P26">13 2D Plotting<text:tab/>56</text:p>
          <text:p text:style-name="P27">13.1 The plot() And show() Functions<text:tab/>56</text:p>
          <text:p text:style-name="P28">13.1.1 Combining Plots And Changing The Plotting Color<text:tab/>57</text:p>
          <text:p text:style-name="P28">13.1.2 Combining Graphics With A Graphics Object<text:tab/>57</text:p>
          <text:p text:style-name="P27">13.2 Advanced Plotting With matplotlib<text:tab/>58</text:p>
          <text:p text:style-name="P28">13.2.1 Plotting Data From Lists With Grid Lines And Axes Labels<text:tab/>58</text:p>
          <text:p text:style-name="P28">13.2.2 Plotting With A Logarithmic Y Axis<text:tab/>59</text:p>
          <text:p text:style-name="P28">13.2.3 Two Plots With Labels Inside Of The Plot<text:tab/>60</text:p>
          <text:p text:style-name="P26">14 MathRider Usage Styles<text:tab/>60</text:p>
          <text:p text:style-name="P27">14.1 The Speed Usage Style<text:tab/>60</text:p>
          <text:p text:style-name="P27">14.2 The OpenOffice Presentation Usage Style<text:tab/>61</text:p>
          <text:p text:style-name="P26">15 High School Math Problems (most of the problems are still in development)<text:tab/>61</text:p>
          <text:p text:style-name="P27">15.1 Pre-Algebra<text:tab/>61</text:p>
          <text:p text:style-name="P28">15.1.1 Equations<text:tab/>61</text:p>
          <text:p text:style-name="P28">15.1.2 Expressions<text:tab/>61</text:p>
          <text:p text:style-name="P28">15.1.3 Geometry<text:tab/>61</text:p>
          <text:p text:style-name="P28">15.1.4 Inequalities<text:tab/>61</text:p>
          <text:p text:style-name="P28">15.1.5 Linear Functions<text:tab/>61</text:p>
          <text:p text:style-name="P28">15.1.6 Measurement<text:tab/>61</text:p>
          <text:p text:style-name="P28">15.1.7 Nonlinear Functions<text:tab/>62</text:p>
          <text:p text:style-name="P28">15.1.8 Number Sense And Operations<text:tab/>62</text:p>
          <text:p text:style-name="P29"><text:soft-page-break/>15.1.8.1 Express an integer fraction in lowest terms<text:tab/>62</text:p>
          <text:p text:style-name="P28">15.1.9 Polynomial Functions<text:tab/>63</text:p>
          <text:p text:style-name="P27">15.2 Algebra<text:tab/>63</text:p>
          <text:p text:style-name="P28">15.2.1 Absolute Value Functions<text:tab/>63</text:p>
          <text:p text:style-name="P28">15.2.2 Complex Numbers<text:tab/>63</text:p>
          <text:p text:style-name="P28">15.2.3 Composite Functions<text:tab/>63</text:p>
          <text:p text:style-name="P28">15.2.4 Conics<text:tab/>63</text:p>
          <text:p text:style-name="P28">15.2.5 Data Analysis<text:tab/>63</text:p>
          <text:p text:style-name="P28">15.2.6 Discrete Mathematics <text:tab/>63</text:p>
          <text:p text:style-name="P28">15.2.7 Equations<text:tab/>64</text:p>
          <text:p text:style-name="P29">15.2.7.1 Express a symbolic fraction in lowest terms<text:tab/>64</text:p>
          <text:p text:style-name="P29">15.2.7.2 Determine the product of two symbolic fractions<text:tab/>65</text:p>
          <text:p text:style-name="P29">15.2.7.3 Solve a linear equation for x<text:tab/>66</text:p>
          <text:p text:style-name="P29">15.2.7.4 Solve a linear equation which has fractions<text:tab/>67</text:p>
          <text:p text:style-name="P28">15.2.8 Exponential Functions<text:tab/>68</text:p>
          <text:p text:style-name="P28">15.2.9 Exponents<text:tab/>68</text:p>
          <text:p text:style-name="P28">15.2.10 Expressions<text:tab/>68</text:p>
          <text:p text:style-name="P28">15.2.11 Inequalities<text:tab/>69</text:p>
          <text:p text:style-name="P28">15.2.12 Inverse Functions<text:tab/>69</text:p>
          <text:p text:style-name="P28">15.2.13 Linear Equations And Functions<text:tab/>69</text:p>
          <text:p text:style-name="P28">15.2.14 Linear Programming<text:tab/>69</text:p>
          <text:p text:style-name="P28">15.2.15 Logarithmic Functions<text:tab/>69</text:p>
          <text:p text:style-name="P28">15.2.16 Logistic Functions<text:tab/>69</text:p>
          <text:p text:style-name="P28">15.2.17 Matrices<text:tab/>69</text:p>
          <text:p text:style-name="P28">15.2.18 Parametric Equations<text:tab/>69</text:p>
          <text:p text:style-name="P28">15.2.19 Piecewise Functions<text:tab/>70</text:p>
          <text:p text:style-name="P28">15.2.20 Polynomial Functions<text:tab/>70</text:p>
          <text:p text:style-name="P28">15.2.21 Power Functions<text:tab/>70</text:p>
          <text:p text:style-name="P28">15.2.22 Quadratic Functions<text:tab/>70</text:p>
          <text:p text:style-name="P28">15.2.23 Radical Functions<text:tab/>70</text:p>
          <text:p text:style-name="P28">15.2.24 Rational Functions<text:tab/>70</text:p>
          <text:p text:style-name="P28">15.2.25 Sequences<text:tab/>70</text:p>
          <text:p text:style-name="P28">15.2.26 Series<text:tab/>70</text:p>
          <text:p text:style-name="P28">15.2.27 Systems of Equations<text:tab/>70</text:p>
          <text:p text:style-name="P28">15.2.28 Transformations<text:tab/>71</text:p>
          <text:p text:style-name="P28">15.2.29 Trigonometric Functions<text:tab/>71</text:p>
          <text:p text:style-name="P27">15.3 Precalculus And Trigonometry<text:tab/>71</text:p>
          <text:p text:style-name="P28">15.3.1 Binomial Theorem<text:tab/>71</text:p>
          <text:p text:style-name="P28">15.3.2 Complex Numbers<text:tab/>71</text:p>
          <text:p text:style-name="P28">15.3.3 Composite Functions<text:tab/>71</text:p>
          <text:p text:style-name="P28">15.3.4 Conics<text:tab/>71</text:p>
          <text:p text:style-name="P28">15.3.5 Data Analysis<text:tab/>71</text:p>
          <text:p text:style-name="P28">15.3.6 Discrete Mathematics<text:tab/>72</text:p>
          <text:p text:style-name="P28">15.3.7 Equations<text:tab/>72</text:p>
          <text:p text:style-name="P28">15.3.8 Exponential Functions<text:tab/>72</text:p>
          <text:p text:style-name="P28">15.3.9 Inverse Functions<text:tab/>72</text:p>
          <text:p text:style-name="P28">15.3.10 Logarithmic Functions<text:tab/>72</text:p>
          <text:p text:style-name="P28"><text:soft-page-break/>15.3.11 Logistic Functions<text:tab/>72</text:p>
          <text:p text:style-name="P28">15.3.12 Matrices And Matrix Algebra<text:tab/>72</text:p>
          <text:p text:style-name="P28">15.3.13 Mathematical Analysis<text:tab/>72</text:p>
          <text:p text:style-name="P28">15.3.14 Parametric Equations<text:tab/>73</text:p>
          <text:p text:style-name="P28">15.3.15 Piecewise Functions<text:tab/>73</text:p>
          <text:p text:style-name="P28">15.3.16 Polar Equations<text:tab/>73</text:p>
          <text:p text:style-name="P28">15.3.17 Polynomial Functions<text:tab/>73</text:p>
          <text:p text:style-name="P28">15.3.18 Power Functions<text:tab/>73</text:p>
          <text:p text:style-name="P28">15.3.19 Quadratic Functions<text:tab/>73</text:p>
          <text:p text:style-name="P28">15.3.20 Radical Functions<text:tab/>73</text:p>
          <text:p text:style-name="P28">15.3.21 Rational Functions<text:tab/>73</text:p>
          <text:p text:style-name="P28">15.3.22 Real Numbers<text:tab/>73</text:p>
          <text:p text:style-name="P28">15.3.23 Sequences<text:tab/>74</text:p>
          <text:p text:style-name="P28">15.3.24 Series<text:tab/>74</text:p>
          <text:p text:style-name="P28">15.3.25 Sets<text:tab/>74</text:p>
          <text:p text:style-name="P28">15.3.26 Systems of Equations<text:tab/>74</text:p>
          <text:p text:style-name="P28">15.3.27 Transformations<text:tab/>74</text:p>
          <text:p text:style-name="P28">15.3.28 Trigonometric Functions<text:tab/>74</text:p>
          <text:p text:style-name="P28">15.3.29 Vectors<text:tab/>74</text:p>
          <text:p text:style-name="P27">15.4 Calculus<text:tab/>74</text:p>
          <text:p text:style-name="P28">15.4.1 Derivatives<text:tab/>75</text:p>
          <text:p text:style-name="P28">15.4.2 Integrals<text:tab/>75</text:p>
          <text:p text:style-name="P28">15.4.3 Limits<text:tab/>75</text:p>
          <text:p text:style-name="P28">15.4.4 Polynomial Approximations And Series<text:tab/>75</text:p>
          <text:p text:style-name="P27">15.5 Statistics<text:tab/>75</text:p>
          <text:p text:style-name="P28">15.5.1 Data Analysis<text:tab/>75</text:p>
          <text:p text:style-name="P28">15.5.2 Inferential Statistics<text:tab/>75</text:p>
          <text:p text:style-name="P28">15.5.3 Normal Distributions<text:tab/>75</text:p>
          <text:p text:style-name="P28">15.5.4 One Variable Analysis<text:tab/>75</text:p>
          <text:p text:style-name="P28">15.5.5 Probability And Simulation<text:tab/>76</text:p>
          <text:p text:style-name="P28">15.5.6 Two Variable Analysis<text:tab/>76</text:p>
          <text:p text:style-name="P26">16 High School Science Problems<text:tab/>76</text:p>
          <text:p text:style-name="P27">16.1 Physics<text:tab/>76</text:p>
          <text:p text:style-name="P28">16.1.1 Atomic Physics<text:tab/>76</text:p>
          <text:p text:style-name="P28">16.1.2 Circular Motion<text:tab/>76</text:p>
          <text:p text:style-name="P28">16.1.3 Dynamics<text:tab/>76</text:p>
          <text:p text:style-name="P28">16.1.4 Electricity And Magnetism<text:tab/>76</text:p>
          <text:p text:style-name="P28">16.1.5 Fluids<text:tab/>77</text:p>
          <text:p text:style-name="P28">16.1.6 Kinematics<text:tab/>77</text:p>
          <text:p text:style-name="P28">16.1.7 Light<text:tab/>77</text:p>
          <text:p text:style-name="P28">16.1.8 Optics<text:tab/>77</text:p>
          <text:p text:style-name="P28">16.1.9 Relativity<text:tab/>77</text:p>
          <text:p text:style-name="P28">16.1.10 Rotational Motion<text:tab/>77</text:p>
          <text:p text:style-name="P28">16.1.11 Sound<text:tab/>77</text:p>
          <text:p text:style-name="P28">16.1.12 Waves<text:tab/>77</text:p>
          <text:p text:style-name="P28">16.1.13 Thermodynamics<text:tab/>77</text:p>
          <text:p text:style-name="P28"><text:soft-page-break/>16.1.14 Work<text:tab/>78</text:p>
          <text:p text:style-name="P28">16.1.15 Energy<text:tab/>78</text:p>
          <text:p text:style-name="P28">16.1.16 Momentum<text:tab/>78</text:p>
          <text:p text:style-name="P28">16.1.17 Boiling<text:tab/>78</text:p>
          <text:p text:style-name="P28">16.1.18 Buoyancy<text:tab/>78</text:p>
          <text:p text:style-name="P28">16.1.19 Convection<text:tab/>78</text:p>
          <text:p text:style-name="P28">16.1.20 Density<text:tab/>78</text:p>
          <text:p text:style-name="P28">16.1.21 Diffusion<text:tab/>78</text:p>
          <text:p text:style-name="P28">16.1.22 Freezing<text:tab/>79</text:p>
          <text:p text:style-name="P28">16.1.23 Friction<text:tab/>79</text:p>
          <text:p text:style-name="P28">16.1.24 Heat Transfer<text:tab/>79</text:p>
          <text:p text:style-name="P28">16.1.25 Insulation<text:tab/>79</text:p>
          <text:p text:style-name="P28">16.1.26 Newton's Laws<text:tab/>79</text:p>
          <text:p text:style-name="P28">16.1.27 Pressure<text:tab/>79</text:p>
          <text:p text:style-name="P28">16.1.28 Pulleys<text:tab/>79</text:p>
          <text:p text:style-name="P26">17 Fundamentals Of Computation<text:tab/>80</text:p>
          <text:p text:style-name="P27">17.1 What Is A Computer?<text:tab/>80</text:p>
          <text:p text:style-name="P27">17.2 Contextual Meaning<text:tab/>81</text:p>
          <text:p text:style-name="P27">17.3 Variables<text:tab/>81</text:p>
          <text:p text:style-name="P27">17.4 Models<text:tab/>82</text:p>
          <text:p text:style-name="P27">17.5 Machine Language<text:tab/>83</text:p>
          <text:p text:style-name="P27">17.6 Compilers And Interpreters<text:tab/>86</text:p>
          <text:p text:style-name="P27">17.7 Algorithms<text:tab/>86</text:p>
          <text:p text:style-name="P27">17.8 Computation<text:tab/>88</text:p>
          <text:p text:style-name="P27">17.9 he Mathematics Part Of Mathematics Computing Systems<text:tab/>90</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text:soft-page-break/>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text:soft-page-break/></text:p>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0">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soft-page-break/><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8"><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3">1) Locate the Java information documentation for your Linux distribution and carefully follow the instructions provided for installing Sun's Java on your system. <text:s/></text:p>
      <text:p text:style-name="P23"><text:soft-page-break/></text:p>
      <text:p text:style-name="P23">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8"><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4"><text:soft-page-break/>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5"><text:span text:style-name="T6">doc</text:span> - Contains MathRider's documentation files.</text:p>
      <text:p text:style-name="P25"/>
      <text:p text:style-name="P25"><text:span text:style-name="T6">examples</text:span> - Contains various example programs, some of which are pre-opened when MathRider is first executed.</text:p>
      <text:p text:style-name="P25"/>
      <text:p text:style-name="P25"><text:span text:style-name="T6">jars</text:span> - Holds plugins, code libraries, and support scripts.</text:p>
      <text:p text:style-name="P25"/>
      <text:p text:style-name="P25"><text:span text:style-name="T6">macros</text:span> - Contains various scripts that can be executed by the user.</text:p>
      <text:p text:style-name="P25"/>
      <text:p text:style-name="P25"><text:span text:style-name="T6">modes</text:span> - Contains files which tell MathRider how to do syntax highlighting, etc. for various file types. <text:s/></text:p>
      <text:p text:style-name="P25"/>
      <text:p text:style-name="P25"><text:span text:style-name="T6">settings</text:span> - Contains the application's main settings files.</text:p>
      <text:p text:style-name="P25"/>
      <text:p text:style-name="P25"><text:span text:style-name="T6">startup</text:span> - Contains startup scripts that are executed each time MathRider launches.</text:p>
      <text:p text:style-name="P25"/>
      <text:p text:style-name="P25"><text:span text:style-name="T6">jedit.jar</text:span> - Holds the core jEdit application which MathRider builds upon.</text:p>
      <text:p text:style-name="P25"/>
      <text:p text:style-name="P25"><text:span text:style-name="T8">unix_run.sh</text:span> - The script used to execute MathRider on Unix systems.</text:p>
      <text:p text:style-name="P25"/>
      <text:p text:style-name="P25"><text:span text:style-name="T8">win_run.bat</text:span> - The batch file used to execute MathRider on Windows systems.</text:p>
      <text:p text:style-name="P25"/>
      <text:h text:style-name="Heading_20_3" text:outline-level="3">Executing MathRider On Windows Systems</text:h>
      <text:p text:style-name="P21">Open the <text:span text:style-name="T6">mathrider</text:span> folder and double click on the <text:span text:style-name="T8">win_run</text:span> file.</text:p>
      <text:h text:style-name="Heading_20_3" text:outline-level="3"><text:soft-page-break/>Executing MathRider On Unix Systems</text:h>
      <text:p text:style-name="P21">Open a shell, change to the <text:span text:style-name="T6">mathrider</text:span> folder, and execute the <text:span text:style-name="T8">unix_run.sh</text:span> script by typing the following:</text:p>
      <text:p text:style-name="P21"/>
      <text:p text:style-name="P17">sh unix_run.sh</text:p>
      <text:p text:style-name="P17"/>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text:soft-page-break/>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30"/>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30"/>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30"/>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30"/>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text:soft-page-break/>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View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View menu allows the user to navigate between buffers and the bottom part of the menu contains a Scrolling sub-menu, a Splitting sub-menu, and a Docking sub-menu. <text:s/></text:p>
      <text:p text:style-name="Standard"/>
      <text:p text:style-name="Standard">The Scrolling sub-menu contains commands for scrolling a text area.</text:p>
      <text:p text:style-name="Standard"/>
      <text:p text:style-name="Standard">The Splitting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Docking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
      <text:h text:style-name="Heading_20_3" text:outline-level="3">Macros</text:h>
      <text:p text:style-name="Standard"/>
      <text:h text:style-name="Heading_20_3" text:outline-level="3">Plugins</text:h>
      <text:p text:style-name="Standard"/>
      <text:h text:style-name="Heading_20_3" text:outline-level="3">Help</text:h>
      <text:p text:style-name="Text_20_body"/>
      <text:h text:style-name="Heading_20_2" text:outline-level="2">The Toolbar</text:h>
      <text:p text:style-name="Text_20_body"/>
      <text:h text:style-name="Heading_20_1" text:outline-level="1">MathRider's Plugin-Based Extension Mechanism</text:h>
      <text:p text:style-name="P21"/>
      <text:h text:style-name="Heading_20_2" text:outline-level="2"><text:soft-page-break/>What Is A Plugin?</text:h>
      <text:p text:style-name="P21"/>
      <text:h text:style-name="Heading_20_2" text:outline-level="2">Plugin Advantages</text:h>
      <text:p text:style-name="P21"/>
      <text:h text:style-name="Heading_20_2" text:outline-level="2">What Kind Of Plugins Are Possible?</text:h>
      <text:p text:style-name="P21"/>
      <text:h text:style-name="P22" text:outline-level="2">Which Plugins Are Currently Included When MathRider Is Installed?</text:h>
      <text:p text:style-name="P21"/>
      <text:h text:style-name="Heading_20_2" text:outline-level="2">The JSciCalc Scientific Calculator Plugin</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text:p>
      <text:p text:style-name="P21">MathRider, they will be preserved when it is launched again.</text:p>
      <text:p text:style-name="P21"/>
      <text:h text:style-name="Heading_20_1" text:outline-level="1"><text:soft-page-break/>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follow the instructions which are present within the comments it contains.</text:p>
      <text:h text:style-name="Heading_20_2" text:outline-level="2">Plugins</text:h>
      <text:p text:style-name="Standard">See the section for the <text:a xlink:type="simple" xlink:href="#5.5.The JSciCalc Scientific Calculator Plugin|outline">JSciCalc</text:a> plug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text:soft-page-break/>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text:soft-page-break/></text:p>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text:soft-page-break/>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text:soft-page-break/>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text:soft-page-break/>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text:soft-page-break/>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oft-page-break/>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text:soft-page-break/>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text:soft-page-break/>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text:soft-page-break/>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text:soft-page-break/>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text:soft-page-break/>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text:soft-page-break/>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text:soft-page-break/></text:p>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oft-page-break/>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text:soft-page-break/>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text:soft-page-break/>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text:soft-page-break/>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text:soft-page-break/>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text:soft-page-break/></text:p>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text:soft-page-break/>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ext:soft-page-break/>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text:soft-page-break/></text:p>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oft-page-break/><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text:soft-page-break/>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text:soft-page-break/>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soft-page-break/>|</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soft-page-break/>...</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text:soft-page-break/>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text:soft-page-break/>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text:soft-page-break/>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text:soft-page-break/></text:p>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text:soft-page-break/></text:p>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text:soft-page-break/>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text:soft-page-break/></text:p>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text:soft-page-break/>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soft-page-break/><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soft-page-break/><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text:soft-page-break/>(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oft-page-break/>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soft-page-break/><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1 - <text:date style:data-style-name="N37" text:date-value="2008-05-13T03:04:23.44" text:fixed="true">05/13/08</text:date><text:tab/>MathRider For Newbies<text:tab/><text:page-number text:select-page="current">19</text:page-number>/<text:page-count>10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9T01:31:23</dc:date>
    <meta:editing-cycles>37</meta:editing-cycles>
    <meta:editing-duration>P1DT18H30M43S</meta:editing-duration>
    <meta:user-defined meta:name="Info 1"/>
    <meta:user-defined meta:name="Info 2"/>
    <meta:user-defined meta:name="Info 3"/>
    <meta:user-defined meta:name="Info 4"/>
    <meta:document-statistic meta:table-count="1" meta:image-count="0" meta:object-count="2" meta:page-count="109" meta:paragraph-count="2982" meta:word-count="30810" meta:character-count="18317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